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51cm" style:rel-column-width="1638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paragraph-rsid="001dddb2"/>
    </style:style>
    <style:style style:name="P7" style:family="paragraph" style:parent-style-name="Text_20_body">
      <style:text-properties officeooo:rsid="0021c27f" officeooo:paragraph-rsid="0021c27f"/>
    </style:style>
    <style:style style:name="P8" style:family="paragraph" style:parent-style-name="Text_20_body">
      <style:text-properties officeooo:rsid="0029f578" officeooo:paragraph-rsid="0029f578"/>
    </style:style>
    <style:style style:name="P9" style:family="paragraph" style:parent-style-name="Text_20_body">
      <style:text-properties officeooo:rsid="002b5ba6" officeooo:paragraph-rsid="002b5ba6"/>
    </style:style>
    <style:style style:name="P10" style:family="paragraph" style:parent-style-name="Text_20_body">
      <style:text-properties officeooo:rsid="002de7bf" officeooo:paragraph-rsid="002de7bf"/>
    </style:style>
    <style:style style:name="P11" style:family="paragraph" style:parent-style-name="Text_20_body">
      <style:text-properties officeooo:rsid="00334850" officeooo:paragraph-rsid="00334850"/>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Quelltext">
      <style:text-properties officeooo:paragraph-rsid="0013c287"/>
    </style:style>
    <style:style style:name="P21" style:family="paragraph" style:parent-style-name="Quelltext">
      <style:text-properties officeooo:paragraph-rsid="001a70cb"/>
    </style:style>
    <style:style style:name="P22" style:family="paragraph" style:parent-style-name="Quelltext">
      <style:text-properties officeooo:paragraph-rsid="0056a24e"/>
    </style:style>
    <style:style style:name="P23" style:family="paragraph" style:parent-style-name="Quelltext">
      <style:text-properties officeooo:paragraph-rsid="005d8782"/>
    </style:style>
    <style:style style:name="P24" style:family="paragraph" style:parent-style-name="Quotations">
      <style:text-properties officeooo:rsid="00601668" officeooo:paragraph-rsid="00601668"/>
    </style:style>
    <style:style style:name="P25" style:family="paragraph" style:parent-style-name="Text_20_body" style:list-style-name="L1">
      <style:text-properties officeooo:rsid="00135d5b" officeooo:paragraph-rsid="00135d5b"/>
    </style:style>
    <style:style style:name="P26" style:family="paragraph" style:parent-style-name="Text_20_body">
      <style:text-properties officeooo:rsid="001c1110" officeooo:paragraph-rsid="001c1110"/>
    </style:style>
    <style:style style:name="P27" style:family="paragraph" style:parent-style-name="Text_20_body" style:list-style-name="L2">
      <style:text-properties officeooo:rsid="001dddb2" officeooo:paragraph-rsid="001dddb2"/>
    </style:style>
    <style:style style:name="P28" style:family="paragraph" style:parent-style-name="Text_20_body">
      <style:text-properties officeooo:rsid="001dddb2" officeooo:paragraph-rsid="0073db24"/>
    </style:style>
    <style:style style:name="P29" style:family="paragraph" style:parent-style-name="Text_20_body" style:list-style-name="L2">
      <style:text-properties officeooo:rsid="005f4544" officeooo:paragraph-rsid="005f4544"/>
    </style:style>
    <style:style style:name="P30" style:family="paragraph" style:parent-style-name="Text_20_body">
      <style:text-properties officeooo:rsid="0072a53a" officeooo:paragraph-rsid="0072a53a"/>
    </style:style>
    <style:style style:name="P31" style:family="paragraph" style:parent-style-name="Text_20_body">
      <style:text-properties officeooo:rsid="0022077b" officeooo:paragraph-rsid="0022077b"/>
    </style:style>
    <style:style style:name="P32" style:family="paragraph" style:parent-style-name="Text_20_body">
      <style:text-properties officeooo:rsid="001f9537" officeooo:paragraph-rsid="0073db24"/>
    </style:style>
    <style:style style:name="P33" style:family="paragraph" style:parent-style-name="Text_20_body">
      <style:text-properties officeooo:rsid="00743caa" officeooo:paragraph-rsid="00743caa"/>
    </style:style>
    <style:style style:name="P34" style:family="paragraph" style:parent-style-name="Text_20_body">
      <style:text-properties officeooo:rsid="0075ee82" officeooo:paragraph-rsid="0075ee82"/>
    </style:style>
    <style:style style:name="P35" style:family="paragraph" style:parent-style-name="Text_20_body">
      <style:text-properties officeooo:paragraph-rsid="007a18d7"/>
    </style:style>
    <style:style style:name="P36" style:family="paragraph" style:parent-style-name="Text_20_body">
      <style:text-properties officeooo:rsid="002de7bf" officeooo:paragraph-rsid="002de7bf"/>
    </style:style>
    <style:style style:name="P37" style:family="paragraph" style:parent-style-name="Text_20_body">
      <style:text-properties officeooo:rsid="007cdabc" officeooo:paragraph-rsid="007cdabc"/>
    </style:style>
    <style:style style:name="P38" style:family="paragraph" style:parent-style-name="Text_20_body">
      <style:text-properties officeooo:rsid="00828cb7" officeooo:paragraph-rsid="00828cb7"/>
    </style:style>
    <style:style style:name="P39" style:family="paragraph" style:parent-style-name="Text_20_body">
      <style:text-properties style:font-name="Verdana" officeooo:rsid="00828cb7" officeooo:paragraph-rsid="00828cb7" style:font-size-asian="10.5pt"/>
    </style:style>
    <style:style style:name="P40" style:family="paragraph" style:parent-style-name="Text_20_body">
      <style:text-properties officeooo:rsid="00898f00" officeooo:paragraph-rsid="00898f00"/>
    </style:style>
    <style:style style:name="P41" style:family="paragraph" style:parent-style-name="Text_20_body">
      <style:text-properties officeooo:rsid="00898f00" officeooo:paragraph-rsid="008afdf1"/>
    </style:style>
    <style:style style:name="P42" style:family="paragraph" style:parent-style-name="Text_20_body">
      <style:text-properties officeooo:rsid="008c9be1" officeooo:paragraph-rsid="008c9be1"/>
    </style:style>
    <style:style style:name="P43" style:family="paragraph" style:parent-style-name="Text_20_body">
      <style:text-properties officeooo:rsid="008e8015" officeooo:paragraph-rsid="008e8015"/>
    </style:style>
    <style:style style:name="P44" style:family="paragraph" style:parent-style-name="Heading_20_1">
      <style:text-properties officeooo:rsid="0037f9cb"/>
    </style:style>
    <style:style style:name="P45" style:family="paragraph" style:parent-style-name="Heading_20_1">
      <style:text-properties officeooo:rsid="0054fced" officeooo:paragraph-rsid="0054fced"/>
    </style:style>
    <style:style style:name="P46" style:family="paragraph" style:parent-style-name="Heading_20_1">
      <style:text-properties officeooo:rsid="0034a62c" officeooo:paragraph-rsid="0034a62c"/>
    </style:style>
    <style:style style:name="P47" style:family="paragraph" style:parent-style-name="Heading_20_2">
      <style:text-properties officeooo:rsid="0041cd81" officeooo:paragraph-rsid="0041cd81"/>
    </style:style>
    <style:style style:name="P48" style:family="paragraph" style:parent-style-name="Heading_20_2">
      <style:text-properties officeooo:rsid="0041cd81" officeooo:paragraph-rsid="004334e0"/>
    </style:style>
    <style:style style:name="P49" style:family="paragraph" style:parent-style-name="Heading_20_2">
      <style:text-properties officeooo:rsid="00334850" officeooo:paragraph-rsid="00334850"/>
    </style:style>
    <style:style style:name="P50" style:family="paragraph" style:parent-style-name="Heading_20_2">
      <style:text-properties officeooo:paragraph-rsid="00898f00"/>
    </style:style>
    <style:style style:name="P51" style:family="paragraph" style:parent-style-name="Heading_20_3">
      <style:text-properties officeooo:rsid="0041cd81" officeooo:paragraph-rsid="0041cd81"/>
    </style:style>
    <style:style style:name="P52" style:family="paragraph" style:parent-style-name="Heading_20_3">
      <style:text-properties officeooo:paragraph-rsid="008e471a"/>
    </style:style>
    <style:style style:name="P53" style:family="paragraph" style:parent-style-name="Heading_20_4">
      <style:text-properties officeooo:paragraph-rsid="0073db24"/>
    </style:style>
    <style:style style:name="P54" style:family="paragraph" style:parent-style-name="Quelltext">
      <style:text-properties fo:font-weight="bold" officeooo:rsid="00743caa" officeooo:paragraph-rsid="00743caa" style:font-weight-asian="bold" style:font-weight-complex="bold"/>
    </style:style>
    <style:style style:name="P55" style:family="paragraph" style:parent-style-name="Quelltext">
      <style:text-properties fo:font-weight="bold" officeooo:paragraph-rsid="007a6ff8" style:font-weight-asian="bold" style:font-weight-complex="bold"/>
    </style:style>
    <style:style style:name="P56" style:family="paragraph" style:parent-style-name="Quelltext">
      <style:text-properties officeooo:paragraph-rsid="00743caa"/>
    </style:style>
    <style:style style:name="P57" style:family="paragraph" style:parent-style-name="Quelltext">
      <style:text-properties officeooo:paragraph-rsid="007a6ff8"/>
    </style:style>
    <style:style style:name="P58" style:family="paragraph" style:parent-style-name="Quelltext">
      <style:text-properties officeooo:paragraph-rsid="007cb6ae"/>
    </style:style>
    <style:style style:name="P59" style:family="paragraph" style:parent-style-name="Quelltext">
      <style:text-properties officeooo:rsid="007cb6ae" officeooo:paragraph-rsid="007cb6ae"/>
    </style:style>
    <style:style style:name="P60" style:family="paragraph" style:parent-style-name="Table_20_Contents">
      <style:text-properties style:font-name="Verdana" style:font-size-asian="10.5pt"/>
    </style:style>
    <style:style style:name="P61" style:family="paragraph" style:parent-style-name="Table_20_Contents">
      <style:text-properties style:font-name="Verdana" officeooo:rsid="00828cb7" officeooo:paragraph-rsid="00828cb7" style:font-size-asian="10.5pt"/>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18d7"/>
    </style:style>
    <style:style style:name="T20" style:family="text">
      <style:text-properties officeooo:rsid="007a6ff8"/>
    </style:style>
    <style:style style:name="T21" style:family="text">
      <style:text-properties fo:font-weight="bold" style:font-weight-asian="bold" style:font-weight-complex="bold"/>
    </style:style>
    <style:style style:name="T22" style:family="text">
      <style:text-properties officeooo:rsid="007cb6ae"/>
    </style:style>
    <style:style style:name="T23" style:family="text">
      <style:text-properties officeooo:rsid="007ea01b"/>
    </style:style>
    <style:style style:name="T24" style:family="text">
      <style:text-properties officeooo:rsid="007f3f8b"/>
    </style:style>
    <style:style style:name="T25" style:family="text">
      <style:text-properties officeooo:rsid="0084bfb9"/>
    </style:style>
    <style:style style:name="T26" style:family="text">
      <style:text-properties officeooo:rsid="00898f00"/>
    </style:style>
    <style:style style:name="T27" style:family="text">
      <style:text-properties officeooo:rsid="008afdf1"/>
    </style:style>
    <style:style style:name="T28" style:family="text">
      <style:text-properties officeooo:rsid="008e471a"/>
    </style:style>
    <style:style style:name="T29" style:family="text">
      <style:text-properties officeooo:rsid="008f8316"/>
    </style:style>
    <style:style style:name="T30" style:family="text">
      <style:text-properties officeooo:rsid="009180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ortsbezogene<text:tab/> Informationen in Echtzeit an. </text:p>
      <text:p text:style-name="P14"/>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7" text:outline-level="2"><text:soft-page-break/>Wichtiges zum Buch</text:h>
      <text:h text:style-name="P51" text:outline-level="3">Worum geht es in diesem Buch</text:h>
      <text:h text:style-name="P51"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8" text:outline-level="2">Die Autorin</text:h>
      <text:p text:style-name="P13">Fragen per E-Mail an <text:span text:style-name="T6">die E-Mail-Adresse info@astrid-guenther.de</text:span></text:p>
      <text:h text:style-name="P45" text:outline-level="1">Eine Karte <text:span text:style-name="T15">mit Leaflet </text:span>erstellen</text:h>
      <text:p text:style-name="P19">Todo was behandelt dieses Kapitel?</text:p>
      <text:h text:style-name="Heading_20_2" text:outline-level="2"><text:span text:style-name="T23">Wir beginnen mit einer einfachen Karte</text:span></text:h>
      <text:p text:style-name="P2"><text:bookmark-start text:name="__DdeLink__451_1591445353"/>Um eine Karte mit Leaflet auf einer Internetseite anzuzeigen, reichen wenige Schritte aus:<text:bookmark-end text:name="__DdeLink__451_1591445353"/></text:p>
      <text:list xml:id="list3291289627992284052" text:style-name="L1">
        <text:list-item>
          <text:p text:style-name="P25"><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25"><text:bookmark-start text:name="__DdeLink__456_1591445353"/>Erstellen Sie ein &lt;div&gt;-Element in dem die Karte angezeigt werden soll.<text:bookmark-end text:name="__DdeLink__456_1591445353"/></text:p>
        </text:list-item>
        <text:list-item>
          <text:p text:style-name="P25"><text:bookmark-start text:name="__DdeLink__458_1591445353"/>Erstellen Sie das Karten-Objekt.<text:bookmark-end text:name="__DdeLink__458_1591445353"/></text:p>
        </text:list-item>
        <text:list-item>
          <text:p text:style-name="P25"><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20"><text:bookmark-start text:name="__DdeLink__433_1591445353"/>&lt;!DOCTYPE html&gt;</text:p>
      <text:p text:style-name="P20">&lt;html&gt;</text:p>
      <text:p text:style-name="P20">&lt;head&gt;</text:p>
      <text:p text:style-name="P22">&lt;title&gt;Eine OSM Karte mit Leaflet&lt;/title&gt;</text:p>
      <text:p text:style-name="P20"><text:soft-page-break/>&lt;/head&gt;</text:p>
      <text:p text:style-name="P20">&lt;body&gt;</text:p>
      <text:p text:style-name="P21">&lt;/body&gt;</text:p>
      <text:p text:style-name="P21">&lt;/html&gt;<text:bookmark-end text:name="__DdeLink__433_1591445353"/><text:span text:style-name="T17">todo 999</text:span></text:p>
      <text:p text:style-name="P30"/>
      <text:p text:style-name="P26">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3999486745068678042" text:style-name="L2">
        <text:list-item>
          <text:p text:style-name="P27"><text:span text:style-name="T13">Erstellen Sie eine eigene </text:span>lokale Kopie <text:span text:style-name="T13">der Dateien</text:span></text:p>
        </text:list-item>
        <text:list-item>
          <text:p text:style-name="P29">Laden Sie die Dateien über ein Content Delivery Network (CDN)</text:p>
        </text:list-item>
      </text:list>
      <text:p text:style-name="P24">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23">&lt;title&gt;Eine OSM Karte mit Leaflet&lt;/title&gt;</text:p>
      <text:p text:style-name="P54"><text:bookmark-start text:name="__DdeLink__600_1677780976"/>&lt;link rel="stylesheet" href="https://unpkg.com/leaflet@1.1.0/dist/leaflet.css" /&gt;</text:p>
      <text:p text:style-name="P54">&lt;script src="https://unpkg.com/leaflet@1.1.0/dist/leaflet.js"&gt;&lt;/script&gt;</text:p>
      <text:p text:style-name="P56"><text:bookmark-end text:name="__DdeLink__600_1677780976"/>&lt;/head&gt;</text:p>
      <text:p text:style-name="Quelltext">&lt;body&gt;</text:p>
      <text:p text:style-name="Quelltext">&lt;/body&gt;</text:p>
      <text:p text:style-name="Quelltext">&lt;/html&gt; <text:span text:style-name="T18">todo 998</text:span></text:p>
      <text:p text:style-name="P35"><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span></text:p>
      <text:p text:style-name="P35"/>
      <text:p text:style-name="P35"><text:span text:style-name="T19">Todo https://developer.mozilla.org/en-US/docs/Web/Security/Subresource_Integrity</text:span></text:p>
      <text:p text:style-name="P33"/>
      <text:p text:style-name="P33"/>
      <text:p text:style-name="P34">Todo <text:a xlink:type="simple" xlink:href="https://dev.w3.org/html5/html-author/#void-elements-0" text:style-name="Internet_20_link" text:visited-style-name="Visited_20_Internet_20_Link">https://dev.w3.org/html5/html-author/#void-elements-0</text:a><text:line-break/>https://dev.w3.org/html5/html-author/#start-tag</text:p>
      <text:p text:style-name="P6"><text:span text:style-name="T2"><text:script xlink:href="https://unpkg.com/leaflet@1.1.0/dist/leaflet.js"/></text:span><text:span text:style-name="T2">xx</text:span></text:p>
      <text:p text:style-name="P7">Auch jetzt sieht man noch nichts, wenn man die HTML-Datei im Browser aufruft.</text:p>
      <text:p text:style-name="P31">Todo Link <text:a xlink:type="simple" xlink:href="http://leafletjs.com/download.html" text:style-name="Internet_20_link" text:visited-style-name="Visited_20_Internet_20_Link">http://leafletjs.com/download.html</text:a></text:p>
      <text:h text:style-name="P53" text:outline-level="4">Eine lokale Kopie</text:h>
      <text:p text:style-name="P28">Xx</text:p>
      <text:p text:style-name="P32">Todo Download http://leafletjs.com/download.html</text:p>
      <text:h text:style-name="Heading_20_3" text:outline-level="3">Erstellen Sie ein &lt;div&gt;-Element in dem die Karte angezeigt werden soll</text:h>
      <text:p text:style-name="P3">Xx</text:p>
      <text:p text:style-name="P3"/>
      <text:p text:style-name="P57"><text:span text:style-name="T20">&lt;!DOCTYPE HTML&gt;</text:span></text:p>
      <text:p text:style-name="P57"><text:span text:style-name="T20">&lt;html&gt;</text:span></text:p>
      <text:p text:style-name="P57"><text:span text:style-name="T20">&lt;head&gt;</text:span></text:p>
      <text:p text:style-name="P57"><text:span text:style-name="T20">&lt;title&gt;Eine OSM Karte mit Leaflet&lt;/title&gt;</text:span></text:p>
      <text:p text:style-name="P57"><text:span text:style-name="T20">&lt;link rel="stylesheet" href="https://unpkg.com/leaflet@1.1.0/dist/leaflet.css" /&gt;</text:span></text:p>
      <text:p text:style-name="P57"><text:span text:style-name="T20">&lt;script src="https://unpkg.com/leaflet@1.1.0/dist/leaflet.js"&gt;&lt;/script&gt;</text:span></text:p>
      <text:p text:style-name="P57"><text:span text:style-name="T20">&lt;/head&gt;</text:span></text:p>
      <text:p text:style-name="P57"><text:span text:style-name="T20">&lt;body&gt;</text:span></text:p>
      <text:p text:style-name="P55"><text:span text:style-name="T20">&lt;div style="height: 180px;" id="mapid"&gt;&lt;/div&gt;</text:span></text:p>
      <text:p text:style-name="P57"><text:soft-page-break/><text:span text:style-name="T20">&lt;/body&gt;</text:span></text:p>
      <text:p text:style-name="P57"><text:span text:style-name="T20">&lt;/html&gt; todo 997</text:span></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8">Nun wird es spannend.</text:p>
      <text:p text:style-name="P8"/>
      <text:p text:style-name="P8"/>
      <text:p text:style-name="P8"/>
      <text:p text:style-name="P57"><text:bookmark-start text:name="__DdeLink__616_1677780976"/><text:span text:style-name="T20">&lt;!DOCTYPE HTML&gt;</text:span></text:p>
      <text:p text:style-name="P57"><text:span text:style-name="T20">&lt;html&gt;</text:span></text:p>
      <text:p text:style-name="P57"><text:span text:style-name="T20">&lt;head&gt;</text:span></text:p>
      <text:p text:style-name="P57"><text:span text:style-name="T20">&lt;title&gt;Eine OSM Karte mit Leaflet&lt;/title&gt;</text:span></text:p>
      <text:p text:style-name="P57"><text:span text:style-name="T20">&lt;link rel="stylesheet" href="https://unpkg.com/leaflet@1.1.0/dist/leaflet.css" /&gt;</text:span></text:p>
      <text:p text:style-name="P57"><text:span text:style-name="T20">&lt;script src="https://unpkg.com/leaflet@1.1.0/dist/leaflet.js"&gt;&lt;/script&gt;</text:span></text:p>
      <text:p text:style-name="P57"><text:span text:style-name="T20">&lt;/head&gt;</text:span></text:p>
      <text:p text:style-name="P57"><text:span text:style-name="T20">&lt;body&gt;</text:span></text:p>
      <text:p text:style-name="P57"><text:span text:style-name="T20">&lt;div style="height: 180px;" id="mapid"&gt;&lt;/div&gt;</text:span></text:p>
      <text:p text:style-name="P57"><text:bookmark-start text:name="__DdeLink__618_1677780976"/><text:span text:style-name="T21">&lt;script&gt;</text:span></text:p>
      <text:p text:style-name="P58"><text:span text:style-name="T21">var mymap = L.map('mapid').setView([50.27264, 7.26469], 13);</text:span></text:p>
      <text:p text:style-name="P57"><text:span text:style-name="T21">&lt;/script&gt;</text:span><text:bookmark-end text:name="__DdeLink__618_1677780976"/></text:p>
      <text:p text:style-name="P57"><text:span text:style-name="T20">&lt;/body&gt;</text:span></text:p>
      <text:p text:style-name="P57"><text:span text:style-name="T20">&lt;/html&gt;</text:span><text:bookmark-end text:name="__DdeLink__616_1677780976"/><text:span text:style-name="T20"> 996</text:span></text:p>
      <text:p text:style-name="P10"/>
      <text:p text:style-name="P9">Todo: Tipp Center und Zoom immer zuweisen.</text:p>
      <text:h text:style-name="Heading_20_3" text:outline-level="3"><text:span text:style-name="T4">F</text:span>ügen Sie einen Karten-Layer zur Karte hinzu</text:h>
      <text:p text:style-name="P3">Xx</text:p>
      <text:p text:style-name="P3"/>
      <text:p text:style-name="P3"/>
      <text:p text:style-name="P59"><text:soft-page-break/>&lt;!DOCTYPE HTML&gt;</text:p>
      <text:p text:style-name="P59">&lt;html&gt;</text:p>
      <text:p text:style-name="P59">&lt;head&gt;</text:p>
      <text:p text:style-name="P59">&lt;title&gt;Eine OSM Karte mit Leaflet&lt;/title&gt;</text:p>
      <text:p text:style-name="P59">&lt;link rel="stylesheet" href="https://unpkg.com/leaflet@1.1.0/dist/leaflet.css" /&gt;</text:p>
      <text:p text:style-name="P59">&lt;script src="https://unpkg.com/leaflet@1.1.0/dist/leaflet.js"&gt;&lt;/script&gt;</text:p>
      <text:p text:style-name="P59">&lt;/head&gt;</text:p>
      <text:p text:style-name="P59">&lt;body&gt;</text:p>
      <text:p text:style-name="P59">&lt;div style="height: 180px;" id="mapid"&gt;&lt;/div&gt;</text:p>
      <text:p text:style-name="P59">&lt;script&gt;</text:p>
      <text:p text:style-name="P59">var mymap = L.map('mapid').setView([50.27264, 7.26469], 13);</text:p>
      <text:p text:style-name="P59">L.tileLayer('http://{s}.tile.osm.org/{z}/{x}/{y}.png').addTo(mymap);</text:p>
      <text:p text:style-name="P59">&lt;/script&gt;</text:p>
      <text:p text:style-name="P59">&lt;/body&gt;</text:p>
      <text:p text:style-name="P58"><text:span text:style-name="T22">&lt;/html&gt; todo 995</text:span></text:p>
      <text:p text:style-name="P10"/>
      <text:p text:style-name="P10"/>
      <text:h text:style-name="P50" text:outline-level="2"><text:span text:style-name="T30">Exkurs</text:span>: <text:span text:style-name="T26">Wie werden Landkarten auf einer Webseite angezeigt?</text:span></text:h>
      <text:h text:style-name="Heading_20_3" text:outline-level="3">Vektoren und Bitmaps</text:h>
      <text:p text:style-name="P4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41">Todo bilder <text:span text:style-name="T27">und </text:span><text:a xlink:type="simple" xlink:href="https://medium.com/@mbostock/command-line-cartography-part-1-897aa8f8ca2c" text:style-name="Internet_20_link" text:visited-style-name="Visited_20_Internet_20_Link"><text:span text:style-name="T27">https://medium.com/@mbostock/command-line-cartography-part-1-897aa8f8ca2c</text:span></text:a></text:p>
      <text:p text:style-name="P42">http://t3n.de/magazin/javascript-bibliothek-d3-237224/</text:p>
      <text:h text:style-name="Heading_20_4" text:outline-level="4"><text:soft-page-break/>Bitmaps</text:h>
      <text:p text:style-name="P40">Todo bilder</text:p>
      <text:h text:style-name="P52" text:outline-level="3">Vektoren und Bitmaps <text:span text:style-name="T28">für Karten: </text:span>Aufbau einer digitalen Vektorkarte</text:h>
      <text:p text:style-name="P38">Karten sollen intuitiv und einfach bedienbar sein. Idealerweise ist jeder Ausschnitt der Karte in jeder Auflösung schnell abrufbar. </text:p>
      <text:p text:style-name="P38">Theoretisch ist dies für Vektorkarten möglich. Praktisch kostet es aber sehr viel Rechenzeit. Aus diesem Grund werden die Karten in der Regel in kleinen Bereichen <text:span text:style-name="T25">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3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38">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4"/>
        <table:table-row>
          <table:table-cell table:style-name="Tabelle1.A1" office:value-type="string">
            <text:p text:style-name="P39"><text:bookmark-start text:name="__DdeLink__29177_1677780976"/>Zoom­stufe<text:bookmark-end text:name="__DdeLink__29177_1677780976"/></text:p>
          </table:table-cell>
          <table:table-cell table:style-name="Tabelle1.A1" office:value-type="string">
            <text:p text:style-name="P39">Kachel­anzahl</text:p>
          </table:table-cell>
          <table:table-cell table:style-name="Tabelle1.A1" office:value-type="string">
            <text:p text:style-name="P39"><text:bookmark-start text:name="__DdeLink__29179_1677780976"/>Kachelbreite entspricht<text:bookmark-end text:name="__DdeLink__29179_1677780976"/></text:p>
          </table:table-cell>
          <table:table-cell table:style-name="Tabelle1.D1" office:value-type="string">
            <text:p text:style-name="P39">Pixel entspricht</text:p>
          </table:table-cell>
        </table:table-row>
        <table:table-row>
          <table:table-cell table:style-name="Tabelle1.A2" office:value-type="string">
            <text:p text:style-name="P61">0</text:p>
          </table:table-cell>
          <table:table-cell table:style-name="Tabelle1.A2" office:value-type="string">
            <text:p text:style-name="P61">1</text:p>
          </table:table-cell>
          <table:table-cell table:style-name="Tabelle1.A2" office:value-type="string">
            <text:p text:style-name="P39"><text:bookmark-start text:name="__DdeLink__29181_1677780976"/>40.038 km<text:bookmark-end text:name="__DdeLink__29181_1677780976"/></text:p>
          </table:table-cell>
          <table:table-cell table:style-name="Tabelle1.D2" office:value-type="string">
            <text:p text:style-name="P39">156 km</text:p>
          </table:table-cell>
        </table:table-row>
        <table:table-row>
          <table:table-cell table:style-name="Tabelle1.A2" office:value-type="string">
            <text:p text:style-name="P61">1</text:p>
          </table:table-cell>
          <table:table-cell table:style-name="Tabelle1.A2" office:value-type="string">
            <text:p text:style-name="P61">4</text:p>
          </table:table-cell>
          <table:table-cell table:style-name="Tabelle1.A2" office:value-type="string">
            <text:p text:style-name="P39"><text:bookmark-start text:name="__DdeLink__29183_1677780976"/>20.019 km<text:bookmark-end text:name="__DdeLink__29183_1677780976"/></text:p>
          </table:table-cell>
          <table:table-cell table:style-name="Tabelle1.D2" office:value-type="string">
            <text:p text:style-name="P39">78 km</text:p>
          </table:table-cell>
        </table:table-row>
        <table:table-row>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D2" office:value-type="string">
            <text:p text:style-name="P60">..</text:p>
          </table:table-cell>
        </table:table-row>
        <table:table-row>
          <table:table-cell table:style-name="Tabelle1.A2" office:value-type="string">
            <text:p text:style-name="P61">18</text:p>
          </table:table-cell>
          <table:table-cell table:style-name="Tabelle1.A2" office:value-type="string">
            <text:p text:style-name="P61"><text:bookmark-start text:name="__DdeLink__29186_1677780976"/>69 Mrd.<text:bookmark-end text:name="__DdeLink__29186_1677780976"/></text:p>
          </table:table-cell>
          <table:table-cell table:style-name="Tabelle1.A2" office:value-type="string">
            <text:p text:style-name="P61">153</text:p>
          </table:table-cell>
          <table:table-cell table:style-name="Tabelle1.D2" office:value-type="string">
            <text:p text:style-name="P61">0,6 m</text:p>
          </table:table-cell>
        </table:table-row>
        <table:table-row>
          <table:table-cell table:style-name="Tabelle1.A2" office:value-type="string">
            <text:p text:style-name="P61">19</text:p>
          </table:table-cell>
          <table:table-cell table:style-name="Tabelle1.A2" office:value-type="string">
            <text:p text:style-name="P61">275 Mrd.</text:p>
          </table:table-cell>
          <table:table-cell table:style-name="Tabelle1.A2" office:value-type="string">
            <text:p text:style-name="P61">76 m</text:p>
          </table:table-cell>
          <table:table-cell table:style-name="Tabelle1.D2" office:value-type="string">
            <text:p text:style-name="P61">0,3 m</text:p>
          </table:table-cell>
        </table:table-row>
      </table:table>
      <text:p text:style-name="P38"/>
      <text:p text:style-name="P38"><text:soft-page-break/>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p text:style-name="P43">Wie weiß Leaflet welche Kacheln angezeigt werden sollen?</text:p>
      <text:p text:style-name="P43"/>
      <text:p text:style-name="P43">998.png</text:p>
      <text:p text:style-name="P43"><text:span text:style-name="T29">99</text:span>8a.png</text:p>
      <text:p text:style-name="P37">todo exkurs tiles, <text:span text:style-name="T24">Seite 96</text:span></text:p>
      <text:h text:style-name="Heading_20_2" text:outline-level="2">Schöne Kartenlayer</text:h>
      <text:h text:style-name="Heading_20_2" text:outline-level="2">Die Karte mit Daten bestücken</text:h>
      <text:h text:style-name="Heading_20_2" text:outline-level="2">Auf der Karte Malen</text:h>
      <text:h text:style-name="Heading_20_2" text:outline-level="2">Mulitpolyline Multipoligones</text:h>
      <text:h text:style-name="Heading_20_2" text:outline-level="2">Daten Gruppierne in Layern</text:h>
      <text:h text:style-name="Heading_20_2" text:outline-level="2">Popups</text:h>
      <text:h text:style-name="Heading_20_2" text:outline-level="2">Mobil</text:h>
      <text:h text:style-name="Heading_20_2" text:outline-level="2">Events</text:h>
      <text:h text:style-name="Heading_20_1" text:outline-level="1">GeoJson</text:h>
      <text:h text:style-name="Heading_20_2" text:outline-level="2">Heatmaps und Choroplethenkarte</text:h>
      <text:p text:style-name="P11"><text:a xlink:type="simple" xlink:href="https://de.wikipedia.org/wiki/Choroplethenkarte" text:style-name="Internet_20_link" text:visited-style-name="Visited_20_Internet_20_Link">https:/</text:a><text:a xlink:type="simple" xlink:href="https://de.wikipedia.org/wiki/Choroplethenkarte" text:style-name="Internet_20_link" text:visited-style-name="Visited_20_Internet_20_Link">h</text:a><text:a xlink:type="simple" xlink:href="https://de.wikipedia.org/wiki/Choroplethenkarte" text:style-name="Internet_20_link" text:visited-style-name="Visited_20_Internet_20_Link">/de.wikipedia.org/wiki/Choroplethenkarte</text:a></text:p>
      <text:h text:style-name="P49" text:outline-level="2"><text:soft-page-break/>Custom Markers</text:h>
      <text:h text:style-name="Heading_20_1" text:outline-level="1">ESRI</text:h>
      <text:h text:style-name="P46" text:outline-level="1">Leaflet und Jooml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7-24T18:48:08.518711387</dc:date>
    <meta:editing-duration>PT16H37M58S</meta:editing-duration>
    <meta:editing-cycles>102</meta:editing-cycles>
    <meta:document-statistic meta:table-count="1" meta:image-count="0" meta:object-count="0" meta:page-count="9" meta:paragraph-count="165" meta:word-count="1105" meta:character-count="8801" meta:non-whitespace-character-count="7859"/>
  </office:meta>
</office:document-meta>
</file>